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6pt" fo:language="pt" fo:country="PT" officeooo:paragraph-rsid="001d7f2f" style:font-size-asian="16pt" style:font-size-complex="16pt"/>
    </style:style>
    <style:style style:name="T1" style:family="text">
      <style:text-properties fo:font-weight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o de feliz aniversário</text:p>
      <text:section text:style-name="Sect1" text:name="Seção1">
        <text:p text:style-name="P2">Felicidades <text:span text:style-name="T1">para</text:span> você por este dia tão especial que é o seu <text:span text:style-name="T1">aniversário</text:span>. <text:span text:style-name="T1">Parabéns</text:span>! Que possa ter muitos anos de vida, abençoados e <text:span text:style-name="T1">felizes</text:span> e que estes dias futuros sejam todos de harmonia, paz e desejos realizados. Que seu coração esteja sempre em festa, porque você é um ser de luz e especial.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1:16:12.116194888</meta:creation-date>
    <dc:date>2023-05-03T11:17:49.033863579</dc:date>
    <meta:editing-duration>PT1M37S</meta:editing-duration>
    <meta:editing-cycles>1</meta:editing-cycles>
    <meta:document-statistic meta:table-count="0" meta:image-count="0" meta:object-count="0" meta:page-count="1" meta:paragraph-count="2" meta:word-count="57" meta:character-count="320" meta:non-whitespace-character-count="265"/>
    <meta:generator>LibreOffice/7.4.5.1$Linux_X86_64 LibreOffice_project/40$Build-1</meta:generator>
  </office:meta>
</office:document-meta>
</file>